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text-properties style:font-name="Open Sans" fo:font-weight="bold"/>
    </style:style>
    <style:style style:name="P3" style:family="paragraph" style:parent-style-name="Standard">
      <style:paragraph-properties fo:margin-top="0in" fo:margin-bottom="0.1965in"/>
      <style:text-properties style:font-name="Open Sans"/>
    </style:style>
    <style:style style:name="P4" style:family="paragraph" style:parent-style-name="Standard">
      <style:paragraph-properties fo:margin-top="0in" fo:margin-bottom="0.1965in"/>
      <style:text-properties style:font-name="Open Sans" fo:font-weight="bold"/>
    </style:style>
    <style:style style:name="P5" style:family="paragraph" style:parent-style-name="Standard">
      <style:text-properties style:font-name="Open Sans"/>
    </style:style>
    <style:style style:name="T1" style:family="text">
      <style:text-properties fo:font-weight="bold"/>
    </style:style>
    <style:style style:name="T2" style:family="text">
      <style:text-properties style:font-name="Open Sans"/>
    </style:style>
    <style:style style:name="T3" style:family="text">
      <style:text-properties style:font-name="Ope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OUTLINE</text:span>::</text:p>
      <text:p text:style-name="P1"/>
      <text:p text:style-name="P3">In my presentation, I will be attempting to answer the question: What is the Maker Movement?  It features three takes, namely:</text:p>
      <text:p text:style-name="P2">1. The Maker Movement is about turning ideas into reality. (By Joel)</text:p>
      <text:p text:style-name="P2">2. The Maker Movement is about doing something you love. (By Veera?)</text:p>
      <text:p text:style-name="P4">3. The Maker Movement is about empowering people. (By E-nable.org?)</text:p>
      <text:p text:style-name="P3">My vision is to convince the audience that there is no definite answer.  The Maker Movement instead is a combination of the paths, and goals of different individuals, in making things possible.  In doing so, I hope the audience will embark on their own individual paths of discovery.</text:p>
      <text:p text:style-name="P1"/>
      <text:p text:style-name="P1"/>
      <text:p text:style-name="P1">Good afternoon everyone! <text:s/>My name is Joel and I am pleased to share my topic with you today, which attempts to define: What exactly is the Maker Movement?</text:p>
      <text:p text:style-name="P1"/>
      <text:p text:style-name="P1">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1"/>
      <text:p text:style-name="P1">Such definitions are useful (and this brings me to my question) but – may I ask – what exactly - is the Maker Movement? <text:s/>What exactly defines this culture of Making?</text:p>
      <text:p text:style-name="P1"/>
      <text:p text:style-name="P1">Is it defined by collaborating with individuals, bringing the community together to solve problems?</text:p>
      <text:p text:style-name="P1"/>
      <text:p text:style-name="P1">Or is it perhaps about education – Teaching the young about electronics, design and green farming through kits such as the Arduino?</text:p>
      <text:p text:style-name="P1"/>
      <text:p text:style-name="P1">Or perhaps it it simply just an exclusive community of – tech geeks?</text:p>
      <text:p text:style-name="P1"/>
      <text:p text:style-name="P1">Or just maybe, a movement celebrating the spirit of innovation?</text:p>
      <text:p text:style-name="P1"/>
      <text:p text:style-name="P1">And so – What exactly is the Maker Movement all about?</text:p>
      <text:p text:style-name="P1"><text:soft-page-break/></text:p>
      <text:p text:style-name="P1">May I suggest three responses to the audience that tackles this question.</text:p>
      <text:p text:style-name="P1"/>
      <text:p text:style-name="P1"/>
      <text:p text:style-name="Standard"><text:span text:style-name="T2">To answer this question, perhaps I should first begin by sharing my experience with </text:span><text:span text:style-name="T2">you, on my personal Maker journey. <text:s/></text:span></text:p>
      <text:p text:style-name="P1"/>
      <text:p text:style-name="P1">And so first up: The Maker Movement, to me, is about turning ideas into reality.</text:p>
      <text:p text:style-name="P1"/>
      <text:p text:style-name="P1">My personal journey of Making probably started when I was pretty young. <text:s/>Back then, I was (and still am) a fan of Lego. <text:s/>Later, my mom introduced me to web development as we happened to read a book on web design.</text:p>
      <text:p text:style-name="P1"/>
      <text:p text:style-name="P1">I found these two hobbies really interesting. <text:s/>They were interesting because, while on the one hand Lego was the construction of physical objects, and on the other, programming was the creation of virtual ideas, both realms allowed me to express ideas into reality. <text:s/>They were a playground for ideas to come into being.</text:p>
      <text:p text:style-name="P1"/>
      <text:p text:style-name="P1">One of these ideas was to combine art with music. <text:s/>And so, I created this plugin that allows you to deploy a drag-and-drop music visualizer, on the web. <text:s/>And so here it is!</text:p>
      <text:p text:style-name="P1"/>
      <text:p text:style-name="P1">(Shows DingX)</text:p>
      <text:p text:style-name="P1"/>
      <text:p text:style-name="P1">My Maker journey has been shaped by others as well, and triggered by imaginative ideas that we previously thought were not possible. <text:s/>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1"/>
      <text:p text:style-name="P1">We had this crazy idea of creating an electrical blimp – you know, lifting electronics with helium balloons – you know, something we thought was totally unfeasible. <text:s/>However, we decided to try it out and guess what! <text:s/>The idea worked – with 7 of thesee 32-inch mylar balloons! (passes balloon around crowd)</text:p>
      <text:p text:style-name="P1"/>
      <text:p text:style-name="P1">This blimp is unique because, it has some artificial intelligence embedded in it. <text:s/>We wanted the blimp to interact with <text:s/>crowd and so, one could simply Tweet to it, and based on its Machine-Learning model, the blimp would move according to where it sees fit. <text:s/>Here is the blimp and a group photo during the First Mini Maker Faire in Singapore.</text:p>
      <text:p text:style-name="P1"/>
      <text:p text:style-name="P1">But the Maker Movement is more than just about my journey. <text:s/>It is about the journey of others as well. <text:s/>Which leads me to my second definition - The Maker Movement is <text:soft-page-break/>doing something you love, something that interests you.</text:p>
      <text:p text:style-name="P1"/>
      <text:p text:style-name="P1"/>
      <text:p text:style-name="P1"/>
      <text:p text:style-name="P1"/>
      <text:p text:style-name="P1">Yet another definition is more than just impacting the local community and about self. <text:s/>It is about what you can do, as a community, as an individual, to make a difference to the lives of people beyond you.</text:p>
      <text:p text:style-name="P1"/>
      <text:p text:style-name="P1">This leads me to the third definition – The Maker Movement is about empowering people.</text:p>
      <text:p text:style-name="P1"/>
      <text:p text:style-name="P1"/>
      <text:p text:style-name="P1">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1"/>
      <text:p text:style-name="P1">Their work is significant, because having these parts 3D-printed, outsourced and assembled by volunteerts worldwide enables the cost of prostheses to be dramatically reduced. <text:s/>There work was started by this person named John Schull, a research Scientist hailing from the Rochester Institute of Technology.</text:p>
      <text:p text:style-name="P1"/>
      <text:p text:style-name="P1">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1"/>
      <text:p text:style-name="P1">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Countless other stories have been told – about how a family was brought together through the assembly of a prosthetic arm, to that of an eight-year-old volunteer assembling an arm for a person 2,000 miles away from home!</text:p>
      <text:p text:style-name="P1"/>
      <text:p text:style-name="P1">Just last month, I had the privilege of meeting the pioneers of e-NABLE Singapore at a Maker’s showcase called Makers’ block. <text:s/>This is Yuanjun, together with Benjamin and Jeremy. <text:s/>Yuanjun first brought the project to Singapore a month back, and I understand that they first met and got together when they saw Yuanjun working at the corridor. <text:s/>And that was how they got started – just a month back! <text:s/>And so that’s how they started.</text:p>
      <text:p text:style-name="P1"><text:soft-page-break/></text:p>
      <text:p text:style-name="P1">I am really excited for this Maker Movement that is happening in Singapor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0T23:56:44</dc:date>
    <dc:creator>joel </dc:creator>
    <meta:editing-duration>PT3H42M49S</meta:editing-duration>
    <meta:editing-cycles>140</meta:editing-cycles>
    <meta:document-statistic meta:table-count="0" meta:image-count="0" meta:object-count="0" meta:page-count="4" meta:paragraph-count="33" meta:word-count="1094" meta:character-count="6424" meta:non-whitespace-character-count="5321"/>
  </office:meta>
</office:document-meta>
</file>